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/>
      <style:text-properties fo:color="#FF0000"/>
    </style:style>
    <style:style style:name="P24" style:parent-style-name="內文" style:family="paragraph">
      <style:text-properties fo:color="#FF0000"/>
    </style:style>
    <style:style style:name="T25" style:parent-style-name="預設段落字型" style:family="text">
      <style:text-properties fo:color="#0070C0"/>
    </style:style>
    <style:style style:name="T26" style:parent-style-name="預設段落字型" style:family="text">
      <style:text-properties fo:color="#0070C0"/>
    </style:style>
    <style:style style:name="T27" style:parent-style-name="預設段落字型" style:family="text">
      <style:text-properties fo:color="#0070C0"/>
    </style:style>
    <style:style style:name="T28" style:parent-style-name="預設段落字型" style:family="text">
      <style:text-properties fo:color="#0070C0"/>
    </style:style>
    <style:style style:name="T29" style:parent-style-name="預設段落字型" style:family="text">
      <style:text-properties fo:color="#0070C0"/>
    </style:style>
    <style:style style:name="T30" style:parent-style-name="預設段落字型" style:family="text">
      <style:text-properties fo:color="#0070C0"/>
    </style:style>
    <style:style style:name="T31" style:parent-style-name="預設段落字型" style:family="text">
      <style:text-properties fo:color="#0070C0"/>
    </style:style>
    <style:style style:name="T32" style:parent-style-name="預設段落字型" style:family="text">
      <style:text-properties fo:color="#0070C0"/>
    </style:style>
    <style:style style:name="T33" style:parent-style-name="預設段落字型" style:family="text">
      <style:text-properties fo:color="#0070C0"/>
    </style:style>
    <style:style style:name="T34" style:parent-style-name="預設段落字型" style:family="text">
      <style:text-properties fo:color="#0070C0"/>
    </style:style>
    <style:style style:name="P35" style:parent-style-name="內文" style:family="paragraph">
      <style:text-properties fo:color="#FF0000"/>
    </style:style>
    <style:style style:name="P36" style:parent-style-name="內文" style:family="paragraph">
      <style:text-properties fo:color="#FF0000"/>
    </style:style>
    <style:style style:name="T37" style:parent-style-name="預設段落字型" style:family="text">
      <style:text-properties fo:color="#0070C0"/>
    </style:style>
    <style:style style:name="P38" style:parent-style-name="內文" style:family="paragraph">
      <style:text-properties fo:color="#FF0000"/>
    </style:style>
    <style:style style:name="P39" style:parent-style-name="內文" style:family="paragraph">
      <style:text-properties fo:color="#385623"/>
    </style:style>
    <style:style style:name="P40" style:parent-style-name="內文" style:family="paragraph">
      <style:paragraph-properties fo:line-height="107%"/>
    </style:style>
    <style:style style:name="T41" style:parent-style-name="預設段落字型" style:family="text">
      <style:text-properties fo:color="#385623"/>
    </style:style>
    <style:style style:name="T42" style:parent-style-name="預設段落字型" style:family="text">
      <style:text-properties fo:color="#0070C0"/>
    </style:style>
    <style:style style:name="P43" style:parent-style-name="內文" style:family="paragraph">
      <style:paragraph-properties fo:line-height="107%"/>
      <style:text-properties fo:color="#833C0B"/>
    </style:style>
    <style:style style:name="T44" style:parent-style-name="預設段落字型" style:family="text">
      <style:text-properties fo:color="#385623"/>
    </style:style>
    <style:style style:name="T45" style:parent-style-name="預設段落字型" style:family="text">
      <style:text-properties fo:color="#0070C0"/>
    </style:style>
    <style:style style:name="T46" style:parent-style-name="預設段落字型" style:family="text">
      <style:text-properties fo:color="#385623"/>
    </style:style>
    <style:style style:name="P47" style:parent-style-name="內文" style:family="paragraph">
      <style:paragraph-properties fo:text-indent="0.3333in"/>
    </style:style>
    <style:style style:name="T48" style:parent-style-name="預設段落字型" style:family="text">
      <style:text-properties fo:color="#385623"/>
    </style:style>
    <style:style style:name="T49" style:parent-style-name="預設段落字型" style:family="text">
      <style:text-properties fo:color="#0070C0"/>
    </style:style>
    <style:style style:name="T50" style:parent-style-name="預設段落字型" style:family="text">
      <style:text-properties fo:color="#385623"/>
    </style:style>
    <style:style style:name="T51" style:parent-style-name="預設段落字型" style:family="text">
      <style:text-properties fo:color="#0070C0"/>
    </style:style>
    <style:style style:name="P52" style:parent-style-name="內文" style:family="paragraph">
      <style:paragraph-properties fo:text-indent="0.3333in"/>
    </style:style>
    <style:style style:name="T53" style:parent-style-name="預設段落字型" style:family="text">
      <style:text-properties fo:color="#385623"/>
    </style:style>
    <style:style style:name="T54" style:parent-style-name="預設段落字型" style:family="text">
      <style:text-properties fo:color="#385623"/>
    </style:style>
    <style:style style:name="T55" style:parent-style-name="預設段落字型" style:family="text">
      <style:text-properties fo:color="#0070C0"/>
    </style:style>
    <style:style style:name="P56" style:parent-style-name="內文" style:family="paragraph">
      <style:paragraph-properties fo:text-indent="0.3333in"/>
    </style:style>
    <style:style style:name="P57" style:parent-style-name="內文" style:family="paragraph">
      <style:paragraph-properties fo:text-indent="0.3333in"/>
    </style:style>
    <style:style style:name="P58" style:parent-style-name="內文" style:family="paragraph">
      <style:paragraph-properties fo:text-indent="0.3333in"/>
    </style:style>
    <style:style style:name="T59" style:parent-style-name="預設段落字型" style:family="text">
      <style:text-properties fo:color="#385623"/>
    </style:style>
    <style:style style:name="T60" style:parent-style-name="預設段落字型" style:family="text">
      <style:text-properties fo:color="#385623"/>
    </style:style>
    <style:style style:name="T61" style:parent-style-name="預設段落字型" style:family="text">
      <style:text-properties fo:color="#385623"/>
    </style:style>
    <style:style style:name="T62" style:parent-style-name="預設段落字型" style:family="text">
      <style:text-properties fo:color="#0070C0"/>
    </style:style>
    <style:style style:name="P63" style:parent-style-name="內文" style:family="paragraph">
      <style:paragraph-properties fo:text-indent="0.3333in"/>
    </style:style>
    <style:style style:name="P64" style:parent-style-name="內文" style:family="paragraph">
      <style:paragraph-properties fo:text-indent="0.3333in"/>
    </style:style>
    <style:style style:name="P65" style:parent-style-name="內文" style:family="paragraph">
      <style:paragraph-properties fo:text-indent="0.3333in"/>
    </style:style>
    <style:style style:name="P66" style:parent-style-name="內文" style:family="paragraph">
      <style:paragraph-properties fo:text-indent="0.3333in"/>
    </style:style>
    <style:style style:name="P67" style:parent-style-name="內文" style:family="paragraph">
      <style:paragraph-properties fo:text-indent="0.3333in"/>
    </style:style>
    <style:style style:name="T68" style:parent-style-name="預設段落字型" style:family="text">
      <style:text-properties fo:color="#385623"/>
    </style:style>
    <style:style style:name="T69" style:parent-style-name="預設段落字型" style:family="text">
      <style:text-properties fo:color="#0070C0"/>
    </style:style>
    <style:style style:name="P70" style:parent-style-name="內文" style:family="paragraph">
      <style:paragraph-properties fo:text-indent="0.3333in"/>
    </style:style>
    <style:style style:name="P71" style:parent-style-name="內文" style:family="paragraph">
      <style:paragraph-properties fo:text-indent="0.3333in"/>
    </style:style>
    <style:style style:name="P72" style:parent-style-name="內文" style:family="paragraph">
      <style:paragraph-properties fo:text-indent="0.3333in"/>
    </style:style>
    <style:style style:name="T73" style:parent-style-name="預設段落字型" style:family="text">
      <style:text-properties fo:color="#385623"/>
    </style:style>
    <style:style style:name="T74" style:parent-style-name="預設段落字型" style:family="text">
      <style:text-properties fo:color="#0070C0"/>
    </style:style>
    <style:style style:name="P75" style:parent-style-name="內文" style:family="paragraph">
      <style:paragraph-properties fo:text-indent="0.3333in"/>
    </style:style>
    <style:style style:name="P76" style:parent-style-name="內文" style:family="paragraph">
      <style:paragraph-properties fo:text-indent="0.3333in"/>
    </style:style>
    <style:style style:name="T77" style:parent-style-name="預設段落字型" style:family="text">
      <style:text-properties fo:color="#385623"/>
    </style:style>
    <style:style style:name="T78" style:parent-style-name="預設段落字型" style:family="text">
      <style:text-properties fo:color="#0070C0"/>
    </style:style>
    <style:style style:name="P79" style:parent-style-name="內文" style:family="paragraph">
      <style:paragraph-properties fo:text-indent="0.3333in"/>
    </style:style>
    <style:style style:name="P80" style:parent-style-name="內文" style:family="paragraph">
      <style:paragraph-properties fo:text-indent="0.3333in"/>
    </style:style>
    <style:style style:name="P81" style:parent-style-name="內文" style:family="paragraph">
      <style:paragraph-properties fo:text-indent="0.3333in"/>
    </style:style>
    <style:style style:name="P82" style:parent-style-name="內文" style:family="paragraph">
      <style:paragraph-properties fo:text-indent="0.3333in"/>
    </style:style>
    <style:style style:name="P83" style:parent-style-name="內文" style:family="paragraph">
      <style:paragraph-properties fo:text-indent="0.3333in"/>
    </style:style>
    <style:style style:name="P84" style:parent-style-name="內文" style:family="paragraph">
      <style:paragraph-properties fo:text-indent="0.3333in"/>
    </style:style>
    <style:style style:name="T85" style:parent-style-name="預設段落字型" style:family="text">
      <style:text-properties fo:color="#385623"/>
    </style:style>
    <style:style style:name="T86" style:parent-style-name="預設段落字型" style:family="text">
      <style:text-properties fo:color="#0070C0"/>
    </style:style>
    <style:style style:name="P87" style:parent-style-name="內文" style:family="paragraph">
      <style:paragraph-properties fo:text-indent="0.3333in"/>
    </style:style>
    <style:style style:name="T88" style:parent-style-name="預設段落字型" style:family="text">
      <style:text-properties fo:color="#385623"/>
    </style:style>
    <style:style style:name="P89" style:parent-style-name="內文" style:family="paragraph">
      <style:text-properties fo:color="#833C0B"/>
    </style:style>
    <style:style style:name="T90" style:parent-style-name="預設段落字型" style:family="text">
      <style:text-properties fo:color="#385623"/>
    </style:style>
    <style:style style:name="T91" style:parent-style-name="預設段落字型" style:family="text">
      <style:text-properties fo:color="#0070C0"/>
    </style:style>
  </office:automatic-styles>
  <office:body>
    <office:text text:use-soft-page-breaks="true">
      <text:p text:style-name="P1">Header.h</text:p>
      <text:p text:style-name="內文">所有會用到的include檔</text:p>
      <text:p text:style-name="P24">Poker.h</text:p>
      <text:p text:style-name="內文">宣告class<text:s/><text:span text:style-name="T25">player</text:span>，含有<text:span text:style-name="T26">玩家序號、金錢、</text:span><text:span text:style-name="T27">賭金、保險金、點數、是否雙倍下注、是否放棄、擁有的卡片組、擁有幾張</text:span><text:span text:style-name="T28">A</text:span><text:span text:style-name="T29">、卡片值總和、是否為三倍賠金的牌組以及</text:span><text:span text:style-name="T30">player</text:span><text:span text:style-name="T31">的建構子</text:span>。</text:p>
      <text:p text:style-name="內文">宣告class<text:s/><text:span text:style-name="T32">game</text:span>，含有<text:span text:style-name="T33">電腦玩家數、指向莊家、當局玩家順序、以及設定玩家資料、設定莊家、設定玩家遊戲順序、設定計分原則</text:span>。</text:p>
      <text:p text:style-name="內文">宣告遊戲過程的函式，含有<text:span text:style-name="T34">新局、顯示卡片、下賭金、加牌、發牌、下保險金、雙倍賭注、放棄、清除畫面</text:span>。</text:p>
      <text:p text:style-name="P35">Poker.cpp</text:p>
      <text:p text:style-name="內文">4~156為卡片模組及花色的定義，並將poker.h中所宣告的加以定義。</text:p>
      <text:p text:style-name="P36">Poker_main.cpp</text:p>
      <text:p text:style-name="內文">將執行頁面的標題改為將執行頁面的標題改為Black Jack</text:p>
      <text:p text:style-name="內文">呼叫遊戲函式<text:span text:style-name="T37">Newgame</text:span>.</text:p>
      <text:p text:style-name="內文"/>
      <text:p text:style-name="P38">思路</text:p>
      <text:p text:style-name="P39">先詢問玩幾場以及玩家人數</text:p>
      <text:p text:style-name="P40"><text:span text:style-name="T41">清空畫面</text:span><text:span text:style-name="T42">system(“cls”)</text:span></text:p>
      <text:p text:style-name="P43">#每回合步驟#---------------------------------------------------------------------------------------------</text:p>
      <text:p text:style-name="內文"><text:span text:style-name="T44">利用</text:span><text:span text:style-name="T45">game::setplaylist</text:span><text:span text:style-name="T46">設定當局玩家遊戲順序</text:span></text:p>
      <text:p text:style-name="內文">藉由vector&lt;player&gt; playerlist<text:s/>以及亂數生成的banker，將playlist設定為最後一位指</text:p>
      <text:p text:style-name="P47">向莊家的vector&lt;player*&gt;。</text:p>
      <text:p text:style-name="內文"><text:span text:style-name="T48">設置遊戲畫面</text:span><text:span text:style-name="T49">showgametable()</text:span></text:p>
      <text:p text:style-name="內文"><text:span text:style-name="T50">下賭金</text:span><text:span text:style-name="T51">bet()</text:span></text:p>
      <text:p text:style-name="內文">依照playlist的順序依序下賭注。輪到玩家，須輸入100&lt;賭注&lt;現階所擁有的錢。</text:p>
      <text:p text:style-name="P52">輪到COM，藉由rand()隨機輸出所下的賭注。</text:p>
      <text:p text:style-name="內文"><text:span text:style-name="T53">發</text:span><text:span text:style-name="T54">牌</text:span><text:span text:style-name="T55">distribute()</text:span></text:p>
      <text:p text:style-name="P56">呼叫addcard()以及showcard()兩個函式。</text:p>
      <text:p text:style-name="P57">addcard()利用rand()%52模擬隨機獲得撲克牌。再引用showcard()，利用先前定義</text:p>
      <text:p text:style-name="P58">的牌組及花色印出撲克牌。</text:p>
      <text:p text:style-name="內文"><text:span text:style-name="T59">當莊家前兩張為</text:span><text:span text:style-name="T60">11</text:span><text:span text:style-name="T61">，買保險金</text:span><text:span text:style-name="T62">insurance()</text:span></text:p>
      <text:p text:style-name="P63">先確保尚有足夠的錢購買保險金。</text:p>
      <text:p text:style-name="P64">輪到玩家，輸入y/n選擇是否購買。</text:p>
      <text:p text:style-name="P65">輪到COM，若其牌數為21，必買（必定能賺錢）。否則利用rand()%3是否為0而決</text:p>
      <text:p text:style-name="P66">定是否購買（因為莊家有1/3機率抽到值為10的卡片）</text:p>
      <text:p text:style-name="P67">最後，依據莊家的暗牌是否價值為10算錢。</text:p>
      <text:p text:style-name="內文"><text:span text:style-name="T68">雙倍下注</text:span><text:span text:style-name="T69">doublebet()</text:span></text:p>
      <text:p text:style-name="P70">輪到玩家，輸入y/n是否雙倍下注。</text:p>
      <text:p text:style-name="P71">輪到COM，利用rand()%3是否為0而決定是否雙倍下注</text:p>
      <text:p text:style-name="P72">（因為有1/3機率抽到值為10的卡片獲勝。）</text:p>
      <text:p text:style-name="內文"><text:span text:style-name="T73">放棄</text:span><text:span text:style-name="T74">giveup()</text:span></text:p>
      <text:p text:style-name="P75">輪到玩家，輸入是否放棄。</text:p>
      <text:p text:style-name="P76">輪到COM，藉由rand()%5決定是否放棄。</text:p>
      <text:p text:style-name="內文"><text:span text:style-name="T77">加牌</text:span><text:span text:style-name="T78">lastaddcard()</text:span></text:p>
      <text:p text:style-name="P79">若輪到棄權者、雙倍下注者跳過。</text:p>
      <text:p text:style-name="P80">輪到莊家，一直加牌直到其牌數和大於17。</text:p>
      <text:p text:style-name="P81">輪到玩家，自由決定加牌與否。（前提牌數和小於21且不擁有超過5張撲克牌）</text:p>
      <text:p text:style-name="P82">輪到COM，若牌數和小於11且不擁有超過5張撲克牌時，必加牌（加完牌不可能</text:p>
      <text:p text:style-name="P83">超過21）；若11&lt;牌數和&lt;21且不擁有超過5張撲克牌，利用rand()%2決定是否加</text:p>
      <text:p text:style-name="P84">牌。</text:p>
      <text:p text:style-name="內文"><text:span text:style-name="T85">算錢</text:span><text:span text:style-name="T86">settlement()</text:span></text:p>
      <text:p text:style-name="P87">利用black jack<text:s/>的規則進行算錢環節。</text:p>
      <text:p text:style-name="內文"><text:span text:style-name="T88">輸入任一鍵繼續下回合</text:span></text:p>
      <text:p text:style-name="P89">-------------------------------------------------------------------------------------------------------------------</text:p>
      <text:p text:style-name="內文"><text:span text:style-name="T90">所有回合結束後，顯示贏家</text:span><text:span text:style-name="T91">showwinner()</text:span></text:p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PMingLiU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頁首字元" style:display-name="頁首 字元" style:family="text" style:parent-style-name="預設段落字型"/>
    <style:style style:name="頁首" style:display-name="頁首" style:family="paragraph" style:parent-style-name="內文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頁尾字元" style:display-name="頁尾 字元" style:family="text" style:parent-style-name="預設段落字型"/>
    <style:style style:name="頁尾" style:display-name="頁尾" style:family="paragraph" style:parent-style-name="內文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0868in" style:use-optimal-column-width="false"/>
    </style:style>
    <style:style style:name="TableColumn4" style:family="table-column">
      <style:table-column-properties style:column-width="2.0868in" style:use-optimal-column-width="false"/>
    </style:style>
    <style:style style:name="TableColumn5" style:family="table-column">
      <style:table-column-properties style:column-width="2.0868in" style:use-optimal-column-width="false"/>
    </style:style>
    <style:style style:name="Table2" style:family="table">
      <style:table-properties style:width="6.2604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頁首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頁首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頁首" style:family="paragraph">
      <style:paragraph-properties fo:text-align="end" fo:margin-right="-0.0798in"/>
    </style:style>
    <style:style style:name="TableColumn14" style:family="table-column">
      <style:table-column-properties style:column-width="2.0868in" style:use-optimal-column-width="false"/>
    </style:style>
    <style:style style:name="TableColumn15" style:family="table-column">
      <style:table-column-properties style:column-width="2.0868in" style:use-optimal-column-width="false"/>
    </style:style>
    <style:style style:name="TableColumn16" style:family="table-column">
      <style:table-column-properties style:column-width="2.0868in" style:use-optimal-column-width="false"/>
    </style:style>
    <style:style style:name="Table13" style:family="table">
      <style:table-properties style:width="6.2604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頁首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頁首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頁首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>410985038李華涓</text:p>
            </table:table-cell>
          </table:table-row>
        </table:table>
        <text:p text:style-name="頁首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李華涓</meta:initial-creator>
    <dc:creator>李華涓</dc:creator>
    <meta:creation-date>2021-04-28T17:09:00Z</meta:creation-date>
    <dc:date>2021-04-28T17:09:00Z</dc:date>
    <meta:template xlink:href="Normal.dotm" xlink:type="simple"/>
    <meta:editing-cycles>1</meta:editing-cycles>
    <meta:editing-duration>PT0S</meta:editing-duration>
    <meta:document-statistic meta:page-count="1" meta:paragraph-count="2" meta:word-count="216" meta:character-count="1448" meta:row-count="10" meta:non-whitespace-character-count="1234"/>
  </office:meta>
</office:document-meta>
</file>